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hale from above: Unsorted V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18" calcext:value-type="float">
            <text:p>6.1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9" calcext:value-type="float">
            <text:p>5.2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9" calcext:value-type="float">
            <text:p>5.2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3" calcext:value-type="float">
            <text:p>4.8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43" calcext:value-type="float">
            <text:p>4.4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hale_from_above_bilateral_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 Regression Loss</text:p>
          </table:table-cell>
          <table:table-cell office:value-type="string" calcext:value-type="string">
            <text:p>Validation Classification Loss</text:p>
          </table:table-cell>
          <table:table-cell office:value-type="string" calcext:value-type="string">
            <text:p>Average Precision Per 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3" calcext:value-type="float">
            <text:p>8.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3" calcext:value-type="float">
            <text:p>5.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9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7" calcext:value-type="float">
            <text:p>7.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4" calcext:value-type="float">
            <text:p>5.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2" calcext:value-type="float">
            <text:p>5.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7" calcext:value-type="float">
            <text:p>5.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8" calcext:value-type="float">
            <text:p>5.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3" calcext:value-type="float">
            <text:p>5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8" calcext:value-type="float">
            <text:p>5.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2" calcext:value-type="float">
            <text:p>5.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4" calcext:value-type="float">
            <text:p>5.5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6" calcext:value-type="float">
            <text:p>5.2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9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4" calcext:value-type="float">
            <text:p>5.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34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2" calcext:value-type="float">
            <text:p>5.5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.6" calcext:value-type="float">
            <text:p>93.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62" calcext:value-type="float">
            <text:p>5.6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1" calcext:value-type="float">
            <text:p>5.3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4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46" calcext:value-type="float">
            <text:p>10.4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8" calcext:value-type="float">
            <text:p>8.68</text:p>
          </table:table-cell>
          <table:table-cell table:number-columns-repeated="2"/>
          <table:table-cell office:value-type="float" office:value="0.00807" calcext:value-type="float">
            <text:p>0.008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62" calcext:value-type="float">
            <text:p>16.6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6" calcext:value-type="float">
            <text:p>6.1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14" calcext:value-type="float">
            <text:p>8.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18" calcext:value-type="float">
            <text:p>5.1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7" calcext:value-type="float">
            <text:p>5.2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49" calcext:value-type="float">
            <text:p>5.4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27" calcext:value-type="float">
            <text:p>5.2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39" calcext:value-type="float">
            <text:p>5.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5" calcext:value-type="float">
            <text:p>5.35</text:p>
          </table:table-cell>
          <table:table-cell office:value-type="float" office:value="3.03" calcext:value-type="float">
            <text:p>3.03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8" calcext:value-type="float">
            <text:p>5.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23" calcext:value-type="float">
            <text:p>5.2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3" calcext:value-type="float">
            <text:p>5.1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45" calcext:value-type="float">
            <text:p>5.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1" calcext:value-type="float">
            <text:p>5.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38" calcext:value-type="float">
            <text:p>5.3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24" calcext:value-type="float">
            <text:p>5.2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6" calcext:value-type="float">
            <text:p>5.16</text:p>
          </table:table-cell>
          <table:table-cell office:value-type="float" office:value="2.84" calcext:value-type="float">
            <text:p>2.84</text:p>
          </table:table-cell>
          <table:table-cell office:value-type="float" office:value="2.32" calcext:value-type="float">
            <text:p>2.32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53" calcext:value-type="float">
            <text:p>5.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26" calcext:value-type="float">
            <text:p>5.2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38" calcext:value-type="float">
            <text:p>5.3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2" calcext:value-type="float">
            <text:p>5.2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62" calcext:value-type="float">
            <text:p>5.6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48" calcext:value-type="float">
            <text:p>5.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8" calcext:value-type="float">
            <text:p>5.38</text:p>
          </table:table-cell>
          <table:table-cell office:value-type="float" office:value="3.05" calcext:value-type="float">
            <text:p>3.05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13" calcext:value-type="float">
            <text:p>5.1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13" calcext:value-type="float">
            <text:p>5.1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45" calcext:value-type="float">
            <text:p>5.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71" calcext:value-type="float">
            <text:p>5.7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32" calcext:value-type="float">
            <text:p>5.3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22" calcext:value-type="float">
            <text:p>5.2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9" calcext:value-type="float">
            <text:p>5.4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43" calcext:value-type="float">
            <text:p>5.43</text:p>
          </table:table-cell>
          <table:table-cell office:value-type="float" office:value="3.08" calcext:value-type="float">
            <text:p>3.08</text:p>
          </table:table-cell>
          <table:table-cell office:value-type="float" office:value="2.34" calcext:value-type="float">
            <text:p>2.34</text:p>
          </table:table-cell>
          <table:table-cell office:value-type="float" office:value="0.00509" calcext:value-type="float">
            <text:p>0.005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41" calcext:value-type="float">
            <text:p>5.4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8" calcext:value-type="float">
            <text:p>5.2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14" calcext:value-type="float">
            <text:p>5.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4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12" calcext:value-type="float">
            <text:p>5.1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.1</text:p>
          </table:table-cell>
          <table:table-cell office:value-type="float" office:value="2.79" calcext:value-type="float">
            <text:p>2.79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43" calcext:value-type="float">
            <text:p>5.4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22" calcext:value-type="float">
            <text:p>5.2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7" calcext:value-type="float">
            <text:p>5.1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7" calcext:value-type="float">
            <text:p>5.0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3" calcext:value-type="float">
            <text:p>5.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6" calcext:value-type="float">
            <text:p>5.5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4" calcext:value-type="float">
            <text:p>5.2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7" calcext:value-type="float">
            <text:p>5.1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7" calcext:value-type="float">
            <text:p>5.2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34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9" calcext:value-type="float">
            <text:p>5.3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37" calcext:value-type="float">
            <text:p>31.37</text:p>
          </table:table-cell>
          <table:table-cell office:value-type="float" office:value="13.94" calcext:value-type="float">
            <text:p>13.94</text:p>
          </table:table-cell>
          <table:table-cell office:value-type="float" office:value="18.18" calcext:value-type="float">
            <text:p>18.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17" calcext:value-type="float">
            <text:p>5.1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17" calcext:value-type="float">
            <text:p>5.17</text:p>
          </table:table-cell>
          <table:table-cell office:value-type="float" office:value="2.77" calcext:value-type="float">
            <text:p>2.77</text:p>
          </table:table-cell>
          <table:table-cell office:value-type="float" office:value="2.4" calcext:value-type="float">
            <text:p>2.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hale_from_above_bilateral_un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table:number-columns-repeated="2"/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9" calcext:value-type="float">
            <text:p>9.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3" calcext:value-type="float">
            <text:p>6.6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8" calcext:value-type="float">
            <text:p>7.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9" calcext:value-type="float">
            <text:p>6.7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2" calcext:value-type="float">
            <text:p>6.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1.02" calcext:value-type="float">
            <text:p>331.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.49" calcext:value-type="float">
            <text:p>217.4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3.8" calcext:value-type="float">
            <text:p>3523.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1.07" calcext:value-type="float">
            <text:p>241.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.69" calcext:value-type="float">
            <text:p>201.6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7" calcext:value-type="float">
            <text:p>6.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.25" calcext:value-type="float">
            <text:p>208.2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66" calcext:value-type="float">
            <text:p>63.6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8.6" calcext:value-type="float">
            <text:p>238.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8" calcext:value-type="float">
            <text:p>15.3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5" calcext:value-type="float">
            <text:p>6.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06" calcext:value-type="float">
            <text:p>6.0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3" calcext:value-type="float">
            <text:p>6.4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1" calcext:value-type="float">
            <text:p>6.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3" calcext:value-type="float">
            <text:p>6.8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21" calcext:value-type="float">
            <text:p>6.2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15" calcext:value-type="float">
            <text:p>7.1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62" calcext:value-type="float">
            <text:p>6.6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5" calcext:value-type="float">
            <text:p>6.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15" calcext:value-type="float">
            <text:p>7.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3" calcext:value-type="float">
            <text:p>6.6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5" calcext:value-type="float">
            <text:p>6.4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43" calcext:value-type="float">
            <text:p>6.4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2" calcext:value-type="float">
            <text:p>6.5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2" calcext:value-type="float">
            <text:p>6.6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4" calcext:value-type="float">
            <text:p>6.7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51" calcext:value-type="float">
            <text:p>6.5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9" calcext:value-type="float">
            <text:p>6.2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32" calcext:value-type="float">
            <text:p>6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8" calcext:value-type="float">
            <text:p>6.3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52" calcext:value-type="float">
            <text:p>6.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45" calcext:value-type="float">
            <text:p>6.4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9" calcext:value-type="float">
            <text:p>6.3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09" calcext:value-type="float">
            <text:p>6.0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38" calcext:value-type="float">
            <text:p>6.3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34" calcext:value-type="float">
            <text:p>6.3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2" calcext:value-type="float">
            <text:p>6.6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2" calcext:value-type="float">
            <text:p>6.4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54" calcext:value-type="float">
            <text:p>18.5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18" calcext:value-type="float">
            <text:p>6.1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9" calcext:value-type="float">
            <text:p>6.4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3" calcext:value-type="float">
            <text:p>6.3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15" calcext:value-type="float">
            <text:p>53.1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9" calcext:value-type="float">
            <text:p>6.5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4" calcext:value-type="float">
            <text:p>6.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1" calcext:value-type="float">
            <text:p>11.5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.7" calcext:value-type="float">
            <text:p>46.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37" calcext:value-type="float">
            <text:p>6.3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1" calcext:value-type="float">
            <text:p>6.5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01" calcext:value-type="float">
            <text:p>18.0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69" calcext:value-type="float">
            <text:p>7.6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.14" calcext:value-type="float">
            <text:p>34.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2" calcext:value-type="float">
            <text:p>6.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8" calcext:value-type="float">
            <text:p>7.3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2" calcext:value-type="float">
            <text:p>0.00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4" calcext:value-type="float">
            <text:p>6.6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9" calcext:value-type="float">
            <text:p>6.5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9" calcext:value-type="float">
            <text:p>6.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2" calcext:value-type="float">
            <text:p>6.7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29" calcext:value-type="float">
            <text:p>6.2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54" calcext:value-type="float">
            <text:p>7.5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43" calcext:value-type="float">
            <text:p>6.4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3" calcext:value-type="float">
            <text:p>6.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1" calcext:value-type="float">
            <text:p>6.6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9" calcext:value-type="float">
            <text:p>11.3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5" calcext:value-type="float">
            <text:p>6.5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.96" calcext:value-type="float">
            <text:p>64.9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6" calcext:value-type="float">
            <text:p>6.7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4" calcext:value-type="float">
            <text:p>60.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29" calcext:value-type="float">
            <text:p>6.29</text:p>
          </table:table-cell>
          <table:table-cell table:number-columns-repeated="2"/>
          <table:table-cell office:value-type="float" office:value="0.00657" calcext:value-type="float">
            <text:p>0.006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6T12:33:04.080842295</meta:creation-date>
    <dc:date>2021-04-16T15:12:05.730263431</dc:date>
    <meta:editing-duration>PT22M33S</meta:editing-duration>
    <meta:editing-cycles>3</meta:editing-cycles>
    <meta:generator>LibreOffice/7.1.2.2$Linux_AARCH64 LibreOffice_project/10$Build-2</meta:generator>
    <meta:document-statistic meta:table-count="1" meta:cell-count="456" meta:object-count="0"/>
  </office:meta>
</office:document-meta>
</file>